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style:text-properties officeooo:rsid="001c20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text:span text:style-name="T1">BOUT</text:span> CPP </text:h>
      <text:h text:style-name="Heading_20_2" text:outline-level="2"/>
      <text:p text:style-name="Text_20_body">CPPGroup Plc has over <text:span text:style-name="Strong_20_Emphasis">30 years of experience </text:span>in helping customers. Via our Business partners and digital channels, CPP provides Life Assistance products that help consumers cope with the anxieties and complexities of modern life. Today consumers are increasingly reliant on their payments cards and mobile phones; they travel more, value their free time, and want to protect what is most valuable to them – at home and abroad. The loss or disruption of these life essentials can be inconvenient and stressful.</text:p>
      <text:p text:style-name="Text_20_body">We listen to our customers and monitor market trends to make sure we offer help where it's needed in an ever changing world, at affordable prices.</text:p>
      <text:p text:style-name="Text_20_body"><text:span text:style-name="Strong_20_Emphasis">Since 1980</text:span> we've been building long-term relationships with our customers and are proud to support over <text:span text:style-name="Strong_20_Emphasis">7.2 million customers in 15 different geographical markets</text:span> across Northern Europe, Southern Europe, Latin America and Asia Pacific – some of whom have been with us since day one!</text:p>
      <text:p text:style-name="Text_20_body">Our <text:span text:style-name="Strong_20_Emphasis">award-winning call centres</text:span> manage thousands of calls each day. </text:p>
      <text:p text:style-name="Text_20_body">You can find out more about CPP Group by visiting our corporate site at <text:a xlink:type="simple" xlink:href="http://www.cppgroup.com/" office:target-frame-name="_blank" xlink:show="new" text:style-name="Internet_20_link" text:visited-style-name="Visited_20_Internet_20_Link">www.cppgroupplc.com</text:a></text:p>
      <text:p text:style-name="Text_20_body">CPP launched its flagship products in India in 2008 in partnership with leading banks and institution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0:50:52.709727382</meta:creation-date>
    <dc:date>2020-02-17T20:52:37.096993943</dc:date>
    <meta:editing-duration>PT1M44S</meta:editing-duration>
    <meta:editing-cycles>1</meta:editing-cycles>
    <meta:generator>LibreOffice/5.1.6.2$Linux_X86_64 LibreOffice_project/10m0$Build-2</meta:generator>
    <meta:document-statistic meta:table-count="0" meta:image-count="0" meta:object-count="0" meta:page-count="1" meta:paragraph-count="7" meta:word-count="194" meta:character-count="1209" meta:non-whitespace-character-count="1017"/>
  </office:meta>
</office:document-meta>
</file>